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style-name="Heading" office:value-type="string">
            <text:p>Seite</text:p>
          </table:table-cell>
          <table:table-cell table:style-name="Heading" office:value-type="string">
            <text:p>Sprache</text:p>
          </table:table-cell>
          <table:table-cell table:style-name="Heading" office:value-type="string">
            <text:p>Datum</text:p>
          </table:table-cell>
          <table:table-cell table:style-name="Heading" office:value-type="string">
            <text:p>Status</text:p>
          </table:table-cell>
        </table:table-row>
        <table:table-row table:style-name="ro2">
          <table:table-cell office:value-type="string">
            <text:p>Winload</text:p>
          </table:table-cell>
          <table:table-cell office:value-type="string">
            <text:p>de</text:p>
          </table:table-cell>
          <table:table-cell office:value-type="date" office:date-value="2007-12-19">
            <text:p>19.12.07</text:p>
          </table:table-cell>
          <table:table-cell office:value-type="string">
            <text:p>gemeldet</text:p>
          </table:table-cell>
        </table:table-row>
        <table:table-row table:style-name="ro2">
          <table:table-cell office:value-type="string">
            <text:p>Softpedia</text:p>
          </table:table-cell>
          <table:table-cell office:value-type="string">
            <text:p>en</text:p>
          </table:table-cell>
          <table:table-cell office:value-type="date" office:date-value="2007-12-19">
            <text:p>19.12.07</text:p>
          </table:table-cell>
          <table:table-cell office:value-type="string">
            <text:p>gemeldet</text:p>
          </table:table-cell>
        </table:table-row>
        <table:table-row table:style-name="ro2">
          <table:table-cell office:value-type="string">
            <text:p>Cnet.de</text:p>
          </table:table-cell>
          <table:table-cell office:value-type="string">
            <text:p>de</text:p>
          </table:table-cell>
          <table:table-cell office:value-type="date" office:date-value="2007-12-19">
            <text:p>19.12.07</text:p>
          </table:table-cell>
          <table:table-cell office:value-type="string">
            <text:p>gemeldet</text:p>
          </table:table-cell>
        </table:table-row>
        <table:table-row table:style-name="ro2">
          <table:table-cell office:value-type="string">
            <text:p>Heise</text:p>
          </table:table-cell>
          <table:table-cell office:value-type="string">
            <text:p>de</text:p>
          </table:table-cell>
          <table:table-cell office:value-type="date" office:date-value="2007-12-11">
            <text:p>11.12.07</text:p>
          </table:table-cell>
          <table:table-cell office:value-type="string">
            <text:p>bestätig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cccff" style:text-align-source="fix" style:repeat-content="false"/>
      <style:paragraph-properties fo:text-align="center"/>
      <style:text-properties fo:font-size="11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9.12.2007</text:date>, <text:time>08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Jan Stamer</dc:creator>
    <dc:date>2007-12-19T08:08:18</dc:date>
    <meta:editing-cycles>2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table-count="1" meta:cell-count="20"/>
  </office:meta>
</office:document-meta>
</file>